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4cm" fo:min-width="0.26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.013cm" svg:height="0.758cm" svg:x="6.328cm" svg:y="1.828cm">
          <draw:text-box>
            <text:p text:style-name="P1"><text:span text:style-name="T1">и делаем</text:span></text:p>
          </draw:text-box>
        </draw:frame>
        <draw:frame draw:style-name="gr1" draw:text-style-name="P4" draw:layer="layout" svg:width="6.717cm" svg:height="0.758cm" svg:x="4.2cm" svg:y="0.242cm">
          <draw:text-box>
            <text:p text:style-name="P3"><text:span text:style-name="T2">Что, собственно, мы все время и делаем.</text:span></text:p>
          </draw:text-box>
        </draw:frame>
        <draw:frame draw:style-name="gr1" draw:text-style-name="P2" draw:layer="layout" svg:width="0.769cm" svg:height="0.758cm" svg:x="5.819cm" svg:y="3.277cm">
          <draw:text-box>
            <text:p text:style-name="P1"><text:span text:style-name="T1">2</text:span></text:p>
          </draw:text-box>
        </draw:frame>
        <draw:frame draw:style-name="gr1" draw:text-style-name="P2" draw:layer="layout" svg:width="0.769cm" svg:height="0.758cm" svg:x="4.637cm" svg:y="3.006cm">
          <draw:text-box>
            <text:p text:style-name="P1"><text:span text:style-name="T1">1</text:span></text:p>
          </draw:text-box>
        </draw:frame>
        <draw:frame draw:style-name="gr1" draw:text-style-name="P2" draw:layer="layout" svg:width="0.777cm" svg:height="0.758cm" svg:x="3.51cm" svg:y="3.931cm">
          <draw:text-box>
            <text:p text:style-name="P1"><text:span text:style-name="T1">O</text:span></text:p>
          </draw:text-box>
        </draw:frame>
        <draw:line draw:style-name="gr2" draw:text-style-name="P1" draw:layer="layout" svg:x1="3.924cm" svg:y1="4.075cm" svg:x2="7.249cm" svg:y2="2.374cm">
          <text:p/>
        </draw:line>
        <draw:frame draw:style-name="gr1" draw:text-style-name="P2" draw:layer="layout" svg:width="0.777cm" svg:height="0.758cm" svg:x="5.711cm" svg:y="3.931cm">
          <draw:text-box>
            <text:p text:style-name="P1"><text:span text:style-name="T1">O</text:span></text:p>
          </draw:text-box>
        </draw:frame>
        <draw:line draw:style-name="gr2" draw:text-style-name="P1" draw:layer="layout" svg:x1="6.089cm" svg:y1="4.041cm" svg:x2="7.25cm" svg:y2="2.375cm">
          <text:p/>
        </draw:line>
        <draw:frame draw:style-name="gr1" draw:text-style-name="P2" draw:layer="layout" svg:width="0.769cm" svg:height="0.758cm" svg:x="7.74cm" svg:y="3.856cm">
          <draw:text-box>
            <text:p text:style-name="P1"><text:span text:style-name="T1">E</text:span></text:p>
          </draw:text-box>
        </draw:frame>
        <draw:line draw:style-name="gr2" draw:text-style-name="P1" draw:layer="layout" svg:x1="8.091cm" svg:y1="3.913cm" svg:x2="7.213cm" svg:y2="2.374cm">
          <text:p/>
        </draw:line>
        <draw:frame draw:style-name="gr1" draw:text-style-name="P2" draw:layer="layout" svg:width="0.769cm" svg:height="0.758cm" svg:x="10.441cm" svg:y="3.856cm">
          <draw:text-box>
            <text:p text:style-name="P1"><text:span text:style-name="T1">E</text:span></text:p>
          </draw:text-box>
        </draw:frame>
        <draw:line draw:style-name="gr2" draw:text-style-name="P1" draw:layer="layout" svg:x1="10.783cm" svg:y1="3.933cm" svg:x2="7.213cm" svg:y2="2.375cm">
          <text:p/>
        </draw:line>
        <draw:line draw:style-name="gr2" draw:text-style-name="P1" draw:layer="layout" svg:x1="10.784cm" svg:y1="5.192cm" svg:x2="10.783cm" svg:y2="4.405cm">
          <text:p/>
        </draw:line>
        <draw:line draw:style-name="gr2" draw:text-style-name="P1" draw:layer="layout" svg:x1="10.783cm" svg:y1="5.193cm" svg:x2="10.563cm" svg:y2="5.405cm">
          <text:p/>
        </draw:line>
        <draw:line draw:style-name="gr2" draw:text-style-name="P1" draw:layer="layout" svg:x1="9.982cm" svg:y1="4.405cm" svg:x2="11.482cm" svg:y2="4.405cm">
          <text:p/>
        </draw:line>
        <draw:line draw:style-name="gr2" draw:text-style-name="P1" draw:layer="layout" svg:x1="11.482cm" svg:y1="4.406cm" svg:x2="11.577cm" svg:y2="4.292cm">
          <text:p/>
        </draw:line>
        <draw:line draw:style-name="gr2" draw:text-style-name="P1" draw:layer="layout" svg:x1="9.891cm" svg:y1="4.518cm" svg:x2="9.986cm" svg:y2="4.404cm">
          <text:p/>
        </draw:line>
        <draw:frame draw:style-name="gr3" draw:text-style-name="P2" draw:layer="layout" svg:width="1.51cm" svg:height="0.645cm" svg:x="10.648cm" svg:y="4.753cm">
          <draw:text-box>
            <text:p text:style-name="P1"><text:span text:style-name="T1">время</text:span></text:p>
          </draw:text-box>
        </draw:frame>
        <draw:frame draw:style-name="gr3" draw:text-style-name="P6" draw:layer="layout" svg:width="0.777cm" svg:height="0.645cm" svg:x="10.135cm" svg:y="4.539cm">
          <draw:text-box>
            <text:p text:style-name="P5"><text:span text:style-name="T1">Ø</text:span></text:p>
          </draw:text-box>
        </draw:frame>
        <draw:frame draw:style-name="gr4" draw:text-style-name="P2" draw:layer="layout" svg:width="0.777cm" svg:height="0.645cm" svg:x="10.66cm" svg:y="4.418cm">
          <draw:text-box>
            <text:p text:style-name="P1"><text:span text:style-name="T1">O</text:span></text:p>
          </draw:text-box>
        </draw:frame>
        <draw:frame draw:style-name="gr1" draw:text-style-name="P2" draw:layer="layout" svg:width="0.769cm" svg:height="0.758cm" svg:x="10.707cm" svg:y="5.77cm">
          <draw:text-box>
            <text:p text:style-name="P1"><text:span text:style-name="T1">A</text:span></text:p>
          </draw:text-box>
        </draw:frame>
        <draw:line draw:style-name="gr2" draw:text-style-name="P1" draw:layer="layout" svg:x1="11.073cm" svg:y1="5.889cm" svg:x2="11.065cm" svg:y2="5.352cm">
          <text:p/>
        </draw:line>
        <draw:frame draw:style-name="gr1" draw:text-style-name="P2" draw:layer="layout" svg:width="1.057cm" svg:height="0.758cm" svg:x="10.608cm" svg:y="6.07cm">
          <draw:text-box>
            <text:p text:style-name="P1"><text:span text:style-name="T1">все</text:span></text:p>
          </draw:text-box>
        </draw:frame>
        <draw:frame draw:style-name="gr1" draw:text-style-name="P2" draw:layer="layout" svg:width="0.997cm" svg:height="0.758cm" svg:x="3.411cm" svg:y="4.231cm">
          <draw:text-box>
            <text:p text:style-name="P1"><text:span text:style-name="T1">мы</text:span></text:p>
          </draw:text-box>
        </draw:frame>
        <draw:frame draw:style-name="gr1" draw:text-style-name="P2" draw:layer="layout" svg:width="1.035cm" svg:height="0.758cm" svg:x="5.512cm" svg:y="4.231cm">
          <draw:text-box>
            <text:p text:style-name="P1"><text:span text:style-name="T1">что</text:span></text:p>
          </draw:text-box>
        </draw:frame>
        <draw:frame draw:style-name="gr1" draw:text-style-name="P2" draw:layer="layout" svg:width="2.377cm" svg:height="0.758cm" svg:x="6.841cm" svg:y="4.156cm">
          <draw:text-box>
            <text:p text:style-name="P1"><text:span text:style-name="T1">собственно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7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1T00:27:42</dc:date>
    <dc:creator>artur </dc:creator>
    <meta:editing-duration>PT22H58M44S</meta:editing-duration>
    <meta:editing-cycles>58</meta:editing-cycles>
    <meta:generator>OpenOffice.org/3.2$Linux OpenOffice.org_project/320m19$Build-9505</meta:generator>
    <meta:printed-by>artur </meta:printed-by>
    <meta:print-date>2011-02-09T05:06:39</meta:print-date>
    <meta:document-statistic meta:object-count="26"/>
  </office:meta>
</office:document-meta>
</file>